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53mm"/>
    </style:style>
    <style:style style:name="co2" style:family="table-column">
      <style:table-column-properties fo:break-before="auto" style:column-width="23.53mm"/>
    </style:style>
    <style:style style:name="co3" style:family="table-column">
      <style:table-column-properties fo:break-before="auto" style:column-width="27.0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eeg_onl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hole file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:.B4])/SUM([.B3:.D4])" office:value-type="percentage" office:value="1" calcext:value-type="percentage" table:number-columns-spanned="1" table:number-rows-spanned="2">
            <text:p>100.00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]/SUM([.B5:.D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]/SUM([.B6:.D6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4"/>
          <table:table-cell table:formula="of:=SUM([.E3:.E6])/3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12" calcext:value-type="float">
            <text:p>11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SUM([.B9:.B10])/SUM([.B9:.D10])" office:value-type="percentage" office:value="0.761732851985559" calcext:value-type="percentage" table:number-columns-spanned="1" table:number-rows-spanned="2">
            <text:p>76.17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51" calcext:value-type="float">
            <text:p>15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[.C11]/SUM([.B11:.D11])" office:value-type="percentage" office:value="0.133333333333333" calcext:value-type="percentage">
            <text:p>13.33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formula="of:=[.D12]/SUM([.B12:.D12])" office:value-type="percentage" office:value="0.261904761904762" calcext:value-type="percentage">
            <text:p>26.19%</text:p>
          </table:table-cell>
        </table:table-row>
        <table:table-row table:style-name="ro1">
          <table:table-cell table:number-columns-repeated="4"/>
          <table:table-cell table:formula="of:=SUM([.E9:.E12])/3" office:value-type="percentage" office:value="0.385656982407885" calcext:value-type="percentage">
            <text:p>38.57%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SUM([.B15:.B16])/SUM([.B15:.D16])" office:value-type="percentage" office:value="0.762589928057554" calcext:value-type="percentage" table:number-columns-spanned="1" table:number-rows-spanned="2">
            <text:p>76.26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C17]/SUM([.B17:.D17])" office:value-type="percentage" office:value="0.153061224489796" calcext:value-type="percentage">
            <text:p>15.31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D18]/SUM([.B18:.D18])" office:value-type="percentage" office:value="0.380952380952381" calcext:value-type="percentage">
            <text:p>38.10%</text:p>
          </table:table-cell>
        </table:table-row>
        <table:table-row table:style-name="ro1">
          <table:table-cell table:number-columns-repeated="4"/>
          <table:table-cell table:formula="of:=SUM([.E15:.E18])/3" office:value-type="percentage" office:value="0.432201177833244" calcext:value-type="percentage">
            <text:p>43.22%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SUM([.B21:.B22])/SUM([.B21:.D22])" office:value-type="percentage" office:value="0.838709677419355" calcext:value-type="percentage" table:number-columns-spanned="1" table:number-rows-spanned="2">
            <text:p>83.87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" calcext:value-type="float">
            <text:p>5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23]/SUM([.B23:.D23])" office:value-type="percentage" office:value="0.138461538461538" calcext:value-type="percentage">
            <text:p>13.85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D24]/SUM([.B24:.D24])" office:value-type="percentage" office:value="0.357142857142857" calcext:value-type="percentage">
            <text:p>35.71%</text:p>
          </table:table-cell>
        </table:table-row>
        <table:table-row table:style-name="ro1">
          <table:table-cell table:number-columns-repeated="4"/>
          <table:table-cell table:formula="of:=SUM([.E21:.E24])/3" office:value-type="percentage" office:value="0.444771357674584" calcext:value-type="percentage">
            <text:p>44.48%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B27:.B28])/SUM([.B27:.D28])" office:value-type="percentage" office:value="0.814285714285714" calcext:value-type="percentage" table:number-columns-spanned="1" table:number-rows-spanned="2">
            <text:p>81.43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29]/SUM([.B29:.D29])" office:value-type="percentage" office:value="0.244897959183673" calcext:value-type="percentage">
            <text:p>24.49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30]/SUM([.B30:.D30])" office:value-type="percentage" office:value="0.428571428571429" calcext:value-type="percentage">
            <text:p>42.86%</text:p>
          </table:table-cell>
        </table:table-row>
        <table:table-row table:style-name="ro1">
          <table:table-cell table:number-columns-repeated="4"/>
          <table:table-cell table:formula="of:=SUM([.E27:.E30])/3" office:value-type="percentage" office:value="0.495918367346939" calcext:value-type="percentage">
            <text:p>49.59%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33:.B34])/SUM([.B33:.D34])" office:value-type="percentage" office:value="0.857142857142857" calcext:value-type="percentage" table:number-columns-spanned="1" table:number-rows-spanned="2">
            <text:p>85.71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35]/SUM([.B35:.D35])" office:value-type="percentage" office:value="0.205128205128205" calcext:value-type="percentage">
            <text:p>20.51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D36]/SUM([.B36:.D36])" office:value-type="percentage" office:value="0.352941176470588" calcext:value-type="percentage">
            <text:p>35.29%</text:p>
          </table:table-cell>
        </table:table-row>
        <table:table-row table:style-name="ro1">
          <table:table-cell table:number-columns-repeated="4"/>
          <table:table-cell table:formula="of:=SUM([.E33:.E36])/3" office:value-type="percentage" office:value="0.471737412913883" calcext:value-type="percentage">
            <text:p>47.17%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9:.B40])/SUM([.B39:.D40])" office:value-type="percentage" office:value="0.936170212765957" calcext:value-type="percentage" table:number-columns-spanned="1" table:number-rows-spanned="2">
            <text:p>93.62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41]/SUM([.B41:.D41])" office:value-type="percentage" office:value="0.242424242424242" calcext:value-type="percentage">
            <text:p>24.24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D42]/SUM([.B42:.D42])" office:value-type="percentage" office:value="0.428571428571429" calcext:value-type="percentage">
            <text:p>42.86%</text:p>
          </table:table-cell>
        </table:table-row>
        <table:table-row table:style-name="ro1">
          <table:table-cell table:number-columns-repeated="4"/>
          <table:table-cell table:formula="of:=SUM([.E39:.E42])/3" office:value-type="percentage" office:value="0.535721961253876" calcext:value-type="percentage">
            <text:p>53.57%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45:.B46])/SUM([.B45:.D46])" office:value-type="percentage" office:value="0.8" calcext:value-type="percentage" table:number-columns-spanned="1" table:number-rows-spanned="2">
            <text:p>80.00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47]/SUM([.B47:.D47])" office:value-type="percentage" office:value="0.321428571428571" calcext:value-type="percentage">
            <text:p>32.14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D48]/SUM([.B48:.D48])" office:value-type="percentage" office:value="0.333333333333333" calcext:value-type="percentage">
            <text:p>33.33%</text:p>
          </table:table-cell>
        </table:table-row>
        <table:table-row table:style-name="ro1">
          <table:table-cell table:number-columns-repeated="4"/>
          <table:table-cell table:formula="of:=SUM([.E45:.E48])/3" office:value-type="percentage" office:value="0.484920634920635" calcext:value-type="percentage">
            <text:p>48.49%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51:.B52])/SUM([.B51:.D52])" office:value-type="percentage" office:value="0.828571428571429" calcext:value-type="percentage" table:number-columns-spanned="1" table:number-rows-spanned="2">
            <text:p>82.86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53]/SUM([.B53:.D53])" office:value-type="percentage" office:value="0.2" calcext:value-type="percentage">
            <text:p>20.00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54]/SUM([.B54:.D54])" office:value-type="percentage" office:value="0.363636363636364" calcext:value-type="percentage">
            <text:p>36.36%</text:p>
          </table:table-cell>
        </table:table-row>
        <table:table-row table:style-name="ro1">
          <table:table-cell table:number-columns-repeated="4"/>
          <table:table-cell table:formula="of:=SUM([.E51:.E54])/3" office:value-type="percentage" office:value="0.464069264069264" calcext:value-type="percentage">
            <text:p>46.41%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57:.B58])/SUM([.B57:.D58])" office:value-type="percentage" office:value="0.806451612903226" calcext:value-type="percentage" table:number-columns-spanned="1" table:number-rows-spanned="2">
            <text:p>80.65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59]/SUM([.B59:.D59])" office:value-type="percentage" office:value="0.454545454545455" calcext:value-type="percentage">
            <text:p>45.45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60]/SUM([.B60:.D60])" office:value-type="percentage" office:value="0.5" calcext:value-type="percentage">
            <text:p>50.00%</text:p>
          </table:table-cell>
        </table:table-row>
        <table:table-row table:style-name="ro1">
          <table:table-cell table:number-columns-repeated="4"/>
          <table:table-cell table:formula="of:=SUM([.E57:.E60])/3" office:value-type="percentage" office:value="0.586999022482893" calcext:value-type="percentage">
            <text:p>58.70%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63:.B64])/SUM([.B63:.D64])" office:value-type="percentage" office:value="0.758620689655172" calcext:value-type="percentage" table:number-columns-spanned="1" table:number-rows-spanned="2">
            <text:p>75.86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65]/SUM([.B65:.D65])" office:value-type="percentage" office:value="0.35" calcext:value-type="percentage">
            <text:p>35.00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D66]/SUM([.B66:.D66])" office:value-type="percentage" office:value="0.444444444444444" calcext:value-type="percentage">
            <text:p>44.44%</text:p>
          </table:table-cell>
        </table:table-row>
        <table:table-row table:style-name="ro1">
          <table:table-cell table:number-columns-repeated="4"/>
          <table:table-cell table:formula="of:=SUM([.E63:.E66])/3" office:value-type="percentage" office:value="0.517688378033206" calcext:value-type="percentage">
            <text:p>51.77%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69:.B70])/SUM([.B69:.D70])" office:value-type="percentage" office:value="0.807692307692308" calcext:value-type="percentage" table:number-columns-spanned="1" table:number-rows-spanned="2">
            <text:p>80.77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71]/SUM([.B71:.D71])" office:value-type="percentage" office:value="0.166666666666667" calcext:value-type="percentage">
            <text:p>16.67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72]/SUM([.B72:.D72])" office:value-type="percentage" office:value="0.375" calcext:value-type="percentage">
            <text:p>37.50%</text:p>
          </table:table-cell>
        </table:table-row>
        <table:table-row table:style-name="ro1">
          <table:table-cell table:number-columns-repeated="4"/>
          <table:table-cell table:formula="of:=SUM([.E69:.E72])/3" office:value-type="percentage" office:value="0.449786324786325" calcext:value-type="percentage">
            <text:p>44.98%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75:.B76])/SUM([.B75:.D76])" office:value-type="percentage" office:value="0.75" calcext:value-type="percentage" table:number-columns-spanned="1" table:number-rows-spanned="2">
            <text:p>75.00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77]/SUM([.B77:.D77])" office:value-type="percentage" office:value="0.176470588235294" calcext:value-type="percentage">
            <text:p>17.65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78]/SUM([.B78:.D78])" office:value-type="percentage" office:value="0.428571428571429" calcext:value-type="percentage">
            <text:p>42.86%</text:p>
          </table:table-cell>
        </table:table-row>
        <table:table-row table:style-name="ro1">
          <table:table-cell table:number-columns-repeated="4"/>
          <table:table-cell table:formula="of:=SUM([.E75:.E78])/3" office:value-type="percentage" office:value="0.451680672268908" calcext:value-type="percentage">
            <text:p>45.17%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81:.B82])/SUM([.B81:.D82])" office:value-type="percentage" office:value="0.863636363636364" calcext:value-type="percentage" table:number-columns-spanned="1" table:number-rows-spanned="2">
            <text:p>86.36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83]/SUM([.B83:.D83])" office:value-type="percentage" office:value="0.466666666666667" calcext:value-type="percentage">
            <text:p>46.67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D84]/SUM([.B84:.D84])" office:value-type="percentage" office:value="0.428571428571429" calcext:value-type="percentage">
            <text:p>42.86%</text:p>
          </table:table-cell>
        </table:table-row>
        <table:table-row table:style-name="ro1">
          <table:table-cell table:number-columns-repeated="4"/>
          <table:table-cell table:formula="of:=SUM([.E81:.E84])/3" office:value-type="percentage" office:value="0.586291486291486" calcext:value-type="percentage">
            <text:p>58.63%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B87:.B88])/SUM([.B87:.D88])" office:value-type="percentage" office:value="0.7" calcext:value-type="percentage" table:number-columns-spanned="1" table:number-rows-spanned="2">
            <text:p>70.00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89]/SUM([.B89:.D89])" office:value-type="percentage" office:value="0.357142857142857" calcext:value-type="percentage">
            <text:p>35.71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90]/SUM([.B90:.D90])" office:value-type="percentage" office:value="0.333333333333333" calcext:value-type="percentage">
            <text:p>33.33%</text:p>
          </table:table-cell>
        </table:table-row>
        <table:table-row table:style-name="ro1">
          <table:table-cell table:number-columns-repeated="4"/>
          <table:table-cell table:formula="of:=SUM([.E87:.E90])/3" office:value-type="percentage" office:value="0.463492063492063" calcext:value-type="percentage">
            <text:p>46.35%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B93:.B94])/SUM([.B93:.D94])" office:value-type="percentage" office:value="0.65" calcext:value-type="percentage" table:number-columns-spanned="1" table:number-rows-spanned="2">
            <text:p>65.00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95]/SUM([.B95:.D95])" office:value-type="percentage" office:value="0.384615384615385" calcext:value-type="percentage">
            <text:p>38.46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96]/SUM([.B96:.D96])" office:value-type="percentage" office:value="0.333333333333333" calcext:value-type="percentage">
            <text:p>33.33%</text:p>
          </table:table-cell>
        </table:table-row>
        <table:table-row table:style-name="ro1">
          <table:table-cell table:number-columns-repeated="4"/>
          <table:table-cell table:formula="of:=SUM([.E93:.E96])/3" office:value-type="percentage" office:value="0.455982905982906" calcext:value-type="percentage">
            <text:p>45.60%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99:.B100])/SUM([.B99:.D100])" office:value-type="percentage" office:value="0.722222222222222" calcext:value-type="percentage" table:number-columns-spanned="1" table:number-rows-spanned="2">
            <text:p>72.22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01]/SUM([.B101:.D101])" office:value-type="percentage" office:value="0.307692307692308" calcext:value-type="percentage">
            <text:p>30.77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02]/SUM([.B102:.D102])" office:value-type="percentage" office:value="0.333333333333333" calcext:value-type="percentage">
            <text:p>33.33%</text:p>
          </table:table-cell>
        </table:table-row>
        <table:table-row table:style-name="ro1">
          <table:table-cell table:number-columns-repeated="4"/>
          <table:table-cell table:formula="of:=SUM([.E99:.E102])/3" office:value-type="percentage" office:value="0.454415954415954" calcext:value-type="percentage">
            <text:p>45.44%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105:.B106])/SUM([.B105:.D106])" office:value-type="percentage" office:value="0.764705882352941" calcext:value-type="percentage" table:number-columns-spanned="1" table:number-rows-spanned="2">
            <text:p>76.47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7]/SUM([.B107:.D107])" office:value-type="percentage" office:value="0.0833333333333333" calcext:value-type="percentage">
            <text:p>8.33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108]/SUM([.B108:.D108])" office:value-type="percentage" office:value="0.4" calcext:value-type="percentage">
            <text:p>40.00%</text:p>
          </table:table-cell>
        </table:table-row>
        <table:table-row table:style-name="ro1">
          <table:table-cell table:number-columns-repeated="4"/>
          <table:table-cell table:formula="of:=SUM([.E105:.E108])/3" office:value-type="percentage" office:value="0.416013071895425" calcext:value-type="percentage">
            <text:p>41.60%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111:.B112])/SUM([.B111:.D112])" office:value-type="percentage" office:value="0.75" calcext:value-type="percentage" table:number-columns-spanned="1" table:number-rows-spanned="2">
            <text:p>75.00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13]/SUM([.B113:.D113])" office:value-type="percentage" office:value="0.363636363636364" calcext:value-type="percentage">
            <text:p>36.36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14]/SUM([.B114:.D114])" office:value-type="percentage" office:value="0.2" calcext:value-type="percentage">
            <text:p>20.00%</text:p>
          </table:table-cell>
        </table:table-row>
        <table:table-row table:style-name="ro1">
          <table:table-cell table:number-columns-repeated="4"/>
          <table:table-cell table:formula="of:=SUM([.E111:.E114])/3" office:value-type="percentage" office:value="0.437878787878788" calcext:value-type="percentage">
            <text:p>43.79%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17:.B118])/SUM([.B117:.D118])" office:value-type="percentage" office:value="0.8" calcext:value-type="percentage" table:number-columns-spanned="1" table:number-rows-spanned="2">
            <text:p>80.00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19]/SUM([.B119:.D119])" office:value-type="percentage" office:value="0.363636363636364" calcext:value-type="percentage">
            <text:p>36.36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20]/SUM([.B120:.D120])" office:value-type="percentage" office:value="0.2" calcext:value-type="percentage">
            <text:p>20.00%</text:p>
          </table:table-cell>
        </table:table-row>
        <table:table-row table:style-name="ro1">
          <table:table-cell table:number-columns-repeated="4"/>
          <table:table-cell table:formula="of:=SUM([.E117:.E120])/3" office:value-type="percentage" office:value="0.454545454545455" calcext:value-type="percentage">
            <text:p>45.45%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123:.B124])/SUM([.B123:.D124])" office:value-type="percentage" office:value="0.6" calcext:value-type="percentage" table:number-columns-spanned="1" table:number-rows-spanned="2">
            <text:p>60.00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25]/SUM([.B125:.D125])" office:value-type="percentage" office:value="0.2" calcext:value-type="percentage">
            <text:p>20.00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D126]/SUM([.B126:.D126])" office:value-type="percentage" office:value="0.4" calcext:value-type="percentage">
            <text:p>40.00%</text:p>
          </table:table-cell>
        </table:table-row>
        <table:table-row table:style-name="ro1">
          <table:table-cell table:number-columns-repeated="4"/>
          <table:table-cell table:formula="of:=SUM([.E123:.E126])/3" office:value-type="percentage" office:value="0.4" calcext:value-type="percentage">
            <text:p>40.00%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129:.B130])/SUM([.B129:.D130])" office:value-type="percentage" office:value="0.642857142857143" calcext:value-type="percentage" table:number-columns-spanned="1" table:number-rows-spanned="2">
            <text:p>64.29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31]/SUM([.B131:.D131])" office:value-type="percentage" office:value="0.2" calcext:value-type="percentage">
            <text:p>20.00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32]/SUM([.B132:.D132])" office:value-type="percentage" office:value="0.25" calcext:value-type="percentage">
            <text:p>25.00%</text:p>
          </table:table-cell>
        </table:table-row>
        <table:table-row table:style-name="ro1">
          <table:table-cell table:number-columns-repeated="4"/>
          <table:table-cell table:formula="of:=SUM([.E129:.E132])/3" office:value-type="percentage" office:value="0.364285714285714" calcext:value-type="percentage">
            <text:p>36.43%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35:.B136])/SUM([.B135:.D136])" office:value-type="percentage" office:value="0.846153846153846" calcext:value-type="percentage" table:number-columns-spanned="1" table:number-rows-spanned="2">
            <text:p>84.62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37]/SUM([.B137:.D137])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138]/SUM([.B138:.D138])" office:value-type="percentage" office:value="0.5" calcext:value-type="percentage">
            <text:p>50.00%</text:p>
          </table:table-cell>
        </table:table-row>
        <table:table-row table:style-name="ro1">
          <table:table-cell table:number-columns-repeated="4"/>
          <table:table-cell table:formula="of:=SUM([.E135:.E138])/3" office:value-type="percentage" office:value="0.55982905982906" calcext:value-type="percentage">
            <text:p>55.98%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41:.B142])/SUM([.B141:.D142])" office:value-type="percentage" office:value="0.769230769230769" calcext:value-type="percentage" table:number-columns-spanned="1" table:number-rows-spanned="2">
            <text:p>76.92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43]/SUM([.B143:.D143])" office:value-type="percentage" office:value="0.333333333333333" calcext:value-type="percentage">
            <text:p>33.33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44]/SUM([.B144:.D144])" office:value-type="percentage" office:value="0.25" calcext:value-type="percentage">
            <text:p>25.00%</text:p>
          </table:table-cell>
        </table:table-row>
        <table:table-row table:style-name="ro1">
          <table:table-cell table:number-columns-repeated="4"/>
          <table:table-cell table:formula="of:=SUM([.E141:.E144])/3" office:value-type="percentage" office:value="0.450854700854701" calcext:value-type="percentage">
            <text:p>45.09%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147:.B148])/SUM([.B147:.D148])" office:value-type="percentage" office:value="0.692307692307692" calcext:value-type="percentage" table:number-columns-spanned="1" table:number-rows-spanned="2">
            <text:p>69.23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49]/SUM([.B149:.D149])" office:value-type="percentage" office:value="0.444444444444444" calcext:value-type="percentage">
            <text:p>44.44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150]/SUM([.B150:.D150])" office:value-type="percentage" office:value="0.5" calcext:value-type="percentage">
            <text:p>50.00%</text:p>
          </table:table-cell>
        </table:table-row>
        <table:table-row table:style-name="ro1">
          <table:table-cell table:number-columns-repeated="4"/>
          <table:table-cell table:formula="of:=SUM([.E147:.E150])/3" office:value-type="percentage" office:value="0.545584045584046" calcext:value-type="percentage">
            <text:p>54.56%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eeg-negative</text:p>
          </table:table-cell>
          <table:table-cell office:value-type="string" calcext:value-type="string">
            <text:p>eeg-neutral</text:p>
          </table:table-cell>
          <table:table-cell office:value-type="string" calcext:value-type="string">
            <text:p>eeg-possitive</text:p>
          </table:table-cell>
          <table:table-cell/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153:.B154])/SUM([.B153:.D154])" office:value-type="percentage" office:value="0.666666666666667" calcext:value-type="percentage" table:number-columns-spanned="1" table:number-rows-spanned="2">
            <text:p>66.67%</text:p>
          </table:table-cell>
        </table:table-row>
        <table:table-row table:style-name="ro1">
          <table:table-cell office:value-type="string" calcext:value-type="string">
            <text:p>eeg-negativ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</table:table-row>
        <table:table-row table:style-name="ro1">
          <table:table-cell office:value-type="string" calcext:value-type="string">
            <text:p>eeg-neutra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55]/SUM([.B155:.D155])"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eeg-positi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D156]/SUM([.B156:.D156])" office:value-type="percentage" office:value="0.5" calcext:value-type="percentage">
            <text:p>50.00%</text:p>
          </table:table-cell>
        </table:table-row>
        <table:table-row table:style-name="ro1">
          <table:table-cell table:number-columns-repeated="4"/>
          <table:table-cell table:formula="of:=SUM([.E153:.E156])/3" office:value-type="percentage" office:value="0.555555555555555" calcext:value-type="percentage">
            <text:p>55.56%</text:p>
          </table:table-cell>
        </table:table-row>
        <table:table-row table:style-name="ro1" table:number-rows-repeated="104841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7T21:50:26.457329220</dc:date>
    <meta:editing-duration>PT4M14S</meta:editing-duration>
    <meta:editing-cycles>1</meta:editing-cycles>
    <meta:generator>LibreOffice/6.1.5.2$Linux_X86_64 LibreOffice_project/10$Build-2</meta:generator>
    <meta:document-statistic meta:table-count="1" meta:cell-count="624" meta:object-count="0"/>
  </office:meta>
</office:document-meta>
</file>